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f6c38" officeooo:paragraph-rsid="000f6c38"/>
    </style:style>
    <style:style style:name="P2" style:family="paragraph" style:parent-style-name="Standard">
      <style:text-properties officeooo:rsid="001088e5" officeooo:paragraph-rsid="001088e5"/>
    </style:style>
    <style:style style:name="T1" style:family="text">
      <style:text-properties officeooo:rsid="000fe2b2"/>
    </style:style>
    <style:style style:name="T2" style:family="text">
      <style:text-properties officeooo:rsid="001088e5"/>
    </style:style>
    <style:style style:name="T3" style:family="text">
      <style:text-properties officeooo:rsid="00118a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leksandr Yardas</text:p>
      <text:p text:style-name="P2">Spn 105</text:p>
      <text:p text:style-name="P2">Carmen Valentin</text:p>
      <text:p text:style-name="P2">10/24/2016</text:p>
      <text:p text:style-name="P2"/>
      <text:p text:style-name="P2"/>
      <text:p text:style-name="P1">Ejercicio B <text:span text:style-name="T3">en</text:span> pagina trescientos treinta <text:s/>y nueve del libro de texto:</text:p>
      <text:p text:style-name="P1"/>
      <text:p text:style-name="P1">Los buenos amigos se ven todos los días.</text:p>
      <text:p text:style-name="P1">Los parientes no visitan con frencuencia <text:span text:style-name="T1">porque no se viven.</text:span></text:p>
      <text:p text:style-name="P1">Los esposos se miran con cariño <text:span text:style-name="T1">por la noche porque se quieren.</text:span></text:p>
      <text:p text:style-name="P1">Los padres y los niños <text:span text:style-name="T1">se ayudan mutuamente en los quehaceres domésticos los sabados y domingos para tener un casa buena.</text:span></text:p>
      <text:p text:style-name="P1">Los amigos que no viven en la misma ciudad llaman por telefono a veces y se escriben a veces <text:span text:style-name="T1">porque solo estos se pueden hacer para estar amigos.</text:span></text:p>
      <text:p text:style-name="P1">Los profesores y los estudiantes <text:span text:style-name="T1">se saludan cuando se ven.</text:span></text:p>
      <text:p text:style-name="P1">Los compañeros de cuarto <text:span text:style-name="T2">se respetan como son diferen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1:14:12.449554000</meta:creation-date>
    <dc:date>2016-10-24T11:36:33.676073000</dc:date>
    <meta:editing-duration>PT2M</meta:editing-duration>
    <meta:editing-cycles>2</meta:editing-cycles>
    <meta:generator>LibreOffice/5.2.2.2$MacOSX_X86_64 LibreOffice_project/8f96e87c890bf8fa77463cd4b640a2312823f3ad</meta:generator>
    <meta:document-statistic meta:table-count="0" meta:image-count="0" meta:object-count="0" meta:page-count="1" meta:paragraph-count="12" meta:word-count="117" meta:character-count="661" meta:non-whitespace-character-count="555"/>
  </office:meta>
</office:document-meta>
</file>